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0A000003C00CB05EDA1ED0D31C.png" manifest:media-type="image/png"/>
  <manifest:file-entry manifest:full-path="Pictures/100002010000070F00000319F53A66DEF20B1340.png" manifest:media-type="image/png"/>
  <manifest:file-entry manifest:full-path="Pictures/100002010000069B00000169A040AA7612B31AE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SFMono-Regular" svg:font-family="SFMono-Regular, Consolas, 'Liberation Mono', Menlo, monospace"/>
    <style:font-face style:name="sf pro text" svg:font-family="'sf pro text', apple-system, BlinkMacSystemFont, Roboto, 'segoe ui'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c9ad" officeooo:paragraph-rsid="0011c9ad"/>
    </style:style>
    <style:style style:name="P2" style:family="paragraph" style:parent-style-name="Standard">
      <style:text-properties fo:font-weight="bold" officeooo:rsid="0011f166" officeooo:paragraph-rsid="0011f166" style:font-weight-asian="bold" style:font-weight-complex="bold"/>
    </style:style>
    <style:style style:name="P3" style:family="paragraph" style:parent-style-name="Standard">
      <style:text-properties fo:font-weight="bold" officeooo:rsid="00169582" officeooo:paragraph-rsid="00169582" style:font-weight-asian="bold" style:font-weight-complex="bold"/>
    </style:style>
    <style:style style:name="P4" style:family="paragraph" style:parent-style-name="Standard">
      <style:text-properties fo:font-weight="bold" officeooo:rsid="00181fd1" officeooo:paragraph-rsid="0019767c" style:font-weight-asian="bold" style:font-weight-complex="bold"/>
    </style:style>
    <style:style style:name="P5" style:family="paragraph" style:parent-style-name="Standard">
      <style:text-properties fo:font-weight="bold" officeooo:rsid="001cb996" officeooo:paragraph-rsid="001cb996" style:font-weight-asian="bold" style:font-weight-complex="bold"/>
    </style:style>
    <style:style style:name="P6" style:family="paragraph" style:parent-style-name="Standard">
      <style:text-properties fo:font-weight="bold" officeooo:rsid="001fda1f" officeooo:paragraph-rsid="001fda1f" style:font-weight-asian="bold" style:font-weight-complex="bold"/>
    </style:style>
    <style:style style:name="P7" style:family="paragraph" style:parent-style-name="Standard">
      <style:text-properties fo:font-weight="bold" officeooo:rsid="002628bf" officeooo:paragraph-rsid="002628bf" style:font-weight-asian="bold" style:font-weight-complex="bold"/>
    </style:style>
    <style:style style:name="P8" style:family="paragraph" style:parent-style-name="Standard">
      <style:text-properties fo:font-weight="bold" officeooo:rsid="002dda59" officeooo:paragraph-rsid="002dda59" style:font-weight-asian="bold" style:font-weight-complex="bold"/>
    </style:style>
    <style:style style:name="P9" style:family="paragraph" style:parent-style-name="Standard">
      <style:text-properties fo:font-weight="bold" officeooo:rsid="002fcc7a" officeooo:paragraph-rsid="002fcc7a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11c9ad" officeooo:paragraph-rsid="0011c9ad" style:font-size-asian="20pt" style:font-weight-asian="bold" style:font-size-complex="20pt" style:font-weight-complex="bold"/>
    </style:style>
    <style:style style:name="P11" style:family="paragraph" style:parent-style-name="Standard">
      <style:text-properties officeooo:rsid="00144fa4" officeooo:paragraph-rsid="00144fa4"/>
    </style:style>
    <style:style style:name="P12" style:family="paragraph" style:parent-style-name="Standard">
      <style:text-properties officeooo:rsid="002c1bd7" officeooo:paragraph-rsid="002c1bd7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rsid="002c1bd7" officeooo:paragraph-rsid="002c1bd7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officeooo:rsid="0040092b" officeooo:paragraph-rsid="0040092b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4e231a" officeooo:paragraph-rsid="004e231a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officeooo:rsid="0053280d" officeooo:paragraph-rsid="0053280d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6pt" fo:font-weight="bold" officeooo:rsid="0056eb1c" officeooo:paragraph-rsid="0056eb1c" style:font-size-asian="14pt" style:font-weight-asian="bold" style:font-size-complex="16pt" style:font-weight-complex="bold"/>
    </style:style>
    <style:style style:name="P18" style:family="paragraph" style:parent-style-name="Standard">
      <style:text-properties fo:font-weight="normal" officeooo:rsid="00169582" officeooo:paragraph-rsid="00169582" style:font-weight-asian="normal" style:font-weight-complex="normal"/>
    </style:style>
    <style:style style:name="P19" style:family="paragraph" style:parent-style-name="Standard">
      <style:text-properties fo:font-weight="normal" officeooo:rsid="001af5e6" officeooo:paragraph-rsid="001af5e6" style:font-weight-asian="normal" style:font-weight-complex="normal"/>
    </style:style>
    <style:style style:name="P20" style:family="paragraph" style:parent-style-name="Standard">
      <style:text-properties fo:font-weight="normal" officeooo:rsid="001c2508" officeooo:paragraph-rsid="001c2508" style:font-weight-asian="normal" style:font-weight-complex="normal"/>
    </style:style>
    <style:style style:name="P21" style:family="paragraph" style:parent-style-name="Standard">
      <style:text-properties fo:font-weight="normal" officeooo:rsid="002c1bd7" officeooo:paragraph-rsid="002c1bd7" style:font-weight-asian="normal" style:font-weight-complex="normal"/>
    </style:style>
    <style:style style:name="P22" style:family="paragraph" style:parent-style-name="Standard">
      <style:text-properties fo:font-weight="normal" officeooo:rsid="0040092b" officeooo:paragraph-rsid="0040092b" style:font-weight-asian="normal" style:font-weight-complex="normal"/>
    </style:style>
    <style:style style:name="P23" style:family="paragraph" style:parent-style-name="Standard">
      <style:text-properties fo:font-weight="normal" officeooo:rsid="004435e4" officeooo:paragraph-rsid="004435e4" style:font-weight-asian="normal" style:font-weight-complex="normal"/>
    </style:style>
    <style:style style:name="P24" style:family="paragraph" style:parent-style-name="Standard">
      <style:text-properties fo:font-weight="normal" officeooo:rsid="0045ec05" officeooo:paragraph-rsid="0045ec05" style:font-weight-asian="normal" style:font-weight-complex="normal"/>
    </style:style>
    <style:style style:name="P25" style:family="paragraph" style:parent-style-name="Standard">
      <style:text-properties fo:font-weight="normal" officeooo:rsid="0046ae76" officeooo:paragraph-rsid="0046ae76" style:font-weight-asian="normal" style:font-weight-complex="normal"/>
    </style:style>
    <style:style style:name="P26" style:family="paragraph" style:parent-style-name="Standard">
      <style:text-properties fo:font-weight="normal" officeooo:rsid="00483589" officeooo:paragraph-rsid="00483589" style:font-weight-asian="normal" style:font-weight-complex="normal"/>
    </style:style>
    <style:style style:name="P27" style:family="paragraph" style:parent-style-name="Standard">
      <style:text-properties fo:font-weight="normal" officeooo:rsid="0049cba7" officeooo:paragraph-rsid="0049cba7" style:font-weight-asian="normal" style:font-weight-complex="normal"/>
    </style:style>
    <style:style style:name="P28" style:family="paragraph" style:parent-style-name="Standard">
      <style:text-properties fo:font-weight="normal" officeooo:rsid="004b096e" officeooo:paragraph-rsid="004b096e" style:font-weight-asian="normal" style:font-weight-complex="normal"/>
    </style:style>
    <style:style style:name="P29" style:family="paragraph" style:parent-style-name="Standard">
      <style:text-properties fo:font-weight="normal" officeooo:rsid="004c36e4" officeooo:paragraph-rsid="004c36e4" style:font-weight-asian="normal" style:font-weight-complex="normal"/>
    </style:style>
    <style:style style:name="P30" style:family="paragraph" style:parent-style-name="Standard">
      <style:text-properties fo:font-weight="normal" officeooo:rsid="004e231a" officeooo:paragraph-rsid="004e231a" style:font-weight-asian="normal" style:font-weight-complex="normal"/>
    </style:style>
    <style:style style:name="P31" style:family="paragraph" style:parent-style-name="Standard">
      <style:text-properties fo:font-weight="normal" officeooo:rsid="004e9277" officeooo:paragraph-rsid="004e9277" style:font-weight-asian="normal" style:font-weight-complex="normal"/>
    </style:style>
    <style:style style:name="P32" style:family="paragraph" style:parent-style-name="Standard">
      <style:text-properties fo:font-weight="normal" officeooo:rsid="0051af88" officeooo:paragraph-rsid="0051af88" style:font-weight-asian="normal" style:font-weight-complex="normal"/>
    </style:style>
    <style:style style:name="P33" style:family="paragraph" style:parent-style-name="Standard">
      <style:text-properties fo:font-weight="normal" officeooo:rsid="0053280d" officeooo:paragraph-rsid="0053280d" style:font-weight-asian="normal" style:font-weight-complex="normal"/>
    </style:style>
    <style:style style:name="P34" style:family="paragraph" style:parent-style-name="Standard">
      <style:text-properties fo:font-weight="normal" officeooo:rsid="0053280d" officeooo:paragraph-rsid="0056eb1c" style:font-weight-asian="normal" style:font-weight-complex="normal"/>
    </style:style>
    <style:style style:name="P35" style:family="paragraph" style:parent-style-name="Standard">
      <style:text-properties fo:font-weight="normal" officeooo:rsid="0053cac8" officeooo:paragraph-rsid="0053cac8" style:font-weight-asian="normal" style:font-weight-complex="normal"/>
    </style:style>
    <style:style style:name="P36" style:family="paragraph" style:parent-style-name="Standard">
      <style:text-properties fo:font-weight="normal" officeooo:rsid="00551f33" officeooo:paragraph-rsid="00551f33" style:font-weight-asian="normal" style:font-weight-complex="normal"/>
    </style:style>
    <style:style style:name="P37" style:family="paragraph" style:parent-style-name="Standard">
      <style:text-properties fo:font-weight="normal" officeooo:rsid="00558acf" officeooo:paragraph-rsid="00558acf" style:font-weight-asian="normal" style:font-weight-complex="normal"/>
    </style:style>
    <style:style style:name="P38" style:family="paragraph" style:parent-style-name="Standard">
      <style:text-properties fo:font-weight="normal" officeooo:rsid="0056cb8d" officeooo:paragraph-rsid="0056cb8d" style:font-weight-asian="normal" style:font-weight-complex="normal"/>
    </style:style>
    <style:style style:name="P39" style:family="paragraph" style:parent-style-name="Standard">
      <style:text-properties fo:font-weight="normal" officeooo:rsid="0057d05f" officeooo:paragraph-rsid="0057d05f" style:font-weight-asian="normal" style:font-weight-complex="normal"/>
    </style:style>
    <style:style style:name="P40" style:family="paragraph" style:parent-style-name="Standard">
      <style:text-properties fo:font-weight="normal" officeooo:rsid="005a1313" officeooo:paragraph-rsid="005a1313" style:font-weight-asian="normal" style:font-weight-complex="normal"/>
    </style:style>
    <style:style style:name="P41" style:family="paragraph" style:parent-style-name="Standard">
      <style:text-properties officeooo:paragraph-rsid="002c1bd7"/>
    </style:style>
    <style:style style:name="P42" style:family="paragraph" style:parent-style-name="Standard">
      <style:text-properties officeooo:paragraph-rsid="0057d05f"/>
    </style:style>
    <style:style style:name="P43" style:family="paragraph" style:parent-style-name="Standard">
      <style:text-properties officeooo:rsid="0057d05f" officeooo:paragraph-rsid="0057d05f"/>
    </style:style>
    <style:style style:name="P44" style:family="paragraph" style:parent-style-name="Standard">
      <style:text-properties officeooo:rsid="00596c0e" officeooo:paragraph-rsid="00596c0e"/>
    </style:style>
    <style:style style:name="P4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2c1bd7" officeooo:paragraph-rsid="002931b3" style:font-weight-asian="normal" style:font-weight-complex="normal"/>
    </style:style>
    <style:style style:name="P4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40092b" officeooo:paragraph-rsid="002c1bd7" style:font-weight-asian="normal" style:font-weight-complex="normal"/>
    </style:style>
    <style:style style:name="P4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40092b" officeooo:paragraph-rsid="0040092b" style:font-weight-asian="normal" style:font-weight-complex="normal"/>
    </style:style>
    <style:style style:name="P4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4e231a" officeooo:paragraph-rsid="004c36e4" style:font-weight-asian="normal" style:font-weight-complex="normal"/>
    </style:style>
    <style:style style:name="P4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4e231a" officeooo:paragraph-rsid="004e231a" style:font-weight-asian="normal" style:font-weight-complex="normal"/>
    </style:style>
    <style:style style:name="P5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51af88" style:font-weight-asian="normal" style:font-weight-complex="normal"/>
    </style:style>
    <style:style style:name="P5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53280d" style:font-weight-asian="normal" style:font-weight-complex="normal"/>
    </style:style>
    <style:style style:name="P5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56eb1c" style:font-weight-asian="normal" style:font-weight-complex="normal"/>
    </style:style>
    <style:style style:name="P53" style:family="paragraph" style:parent-style-name="Standard" style:list-style-name="L1">
      <style:text-properties officeooo:rsid="001cb996" officeooo:paragraph-rsid="001cb996"/>
    </style:style>
    <style:style style:name="P54" style:family="paragraph" style:parent-style-name="Standard" style:list-style-name="L1">
      <style:text-properties officeooo:rsid="001e2e5c" officeooo:paragraph-rsid="001e2e5c"/>
    </style:style>
    <style:style style:name="P55" style:family="paragraph" style:parent-style-name="Standard" style:list-style-name="L2">
      <style:text-properties officeooo:rsid="00206b6e" officeooo:paragraph-rsid="00206b6e"/>
    </style:style>
    <style:style style:name="P56" style:family="paragraph" style:parent-style-name="Standard" style:list-style-name="L2">
      <style:text-properties officeooo:rsid="0022cf39" officeooo:paragraph-rsid="0022cf39"/>
    </style:style>
    <style:style style:name="P57" style:family="paragraph" style:parent-style-name="Standard" style:list-style-name="L2">
      <style:text-properties officeooo:rsid="002389ff" officeooo:paragraph-rsid="002389ff"/>
    </style:style>
    <style:style style:name="P58" style:family="paragraph" style:parent-style-name="Standard" style:list-style-name="L3">
      <style:text-properties officeooo:rsid="0026652d" officeooo:paragraph-rsid="0026652d"/>
    </style:style>
    <style:style style:name="P59" style:family="paragraph" style:parent-style-name="Standard" style:list-style-name="L3">
      <style:text-properties officeooo:rsid="002931b3" officeooo:paragraph-rsid="002931b3"/>
    </style:style>
    <style:style style:name="P60" style:family="paragraph" style:parent-style-name="Standard" style:list-style-name="L4">
      <style:text-properties fo:font-weight="normal" officeooo:rsid="002fcc7a" officeooo:paragraph-rsid="002fcc7a" style:font-weight-asian="normal" style:font-weight-complex="normal"/>
    </style:style>
    <style:style style:name="P61" style:family="paragraph" style:parent-style-name="Standard" style:list-style-name="L4">
      <style:text-properties fo:font-weight="normal" officeooo:rsid="00335bb0" officeooo:paragraph-rsid="00335bb0" style:font-weight-asian="normal" style:font-weight-complex="normal"/>
    </style:style>
    <style:style style:name="P62" style:family="paragraph" style:parent-style-name="Standard" style:list-style-name="L4">
      <style:text-properties fo:font-weight="normal" officeooo:rsid="0034e0f9" officeooo:paragraph-rsid="0034e0f9" style:font-weight-asian="normal" style:font-weight-complex="normal"/>
    </style:style>
    <style:style style:name="P63" style:family="paragraph" style:parent-style-name="Standard" style:list-style-name="L4">
      <style:text-properties fo:font-weight="normal" officeooo:rsid="0035fef6" officeooo:paragraph-rsid="0039418e" style:font-weight-asian="normal" style:font-weight-complex="normal"/>
    </style:style>
    <style:style style:name="P64" style:family="paragraph" style:parent-style-name="Standard" style:list-style-name="L4">
      <style:text-properties fo:font-weight="normal" officeooo:rsid="0037e944" officeooo:paragraph-rsid="0037e944" style:font-weight-asian="normal" style:font-weight-complex="normal"/>
    </style:style>
    <style:style style:name="P65" style:family="paragraph" style:parent-style-name="Standard">
      <style:text-properties fo:font-weight="normal" officeooo:rsid="0053280d" officeooo:paragraph-rsid="005bc433" style:font-weight-asian="normal" style:font-weight-complex="normal"/>
    </style:style>
    <style:style style:name="P66" style:family="paragraph" style:parent-style-name="Standard">
      <style:text-properties fo:font-weight="normal" officeooo:rsid="0053280d" officeooo:paragraph-rsid="0056eb1c" style:font-weight-asian="normal" style:font-weight-complex="normal"/>
    </style:style>
    <style:style style:name="P67" style:family="paragraph" style:parent-style-name="Standard">
      <style:text-properties fo:font-weight="normal" officeooo:rsid="0053280d" officeooo:paragraph-rsid="006b6ade" style:font-weight-asian="normal" style:font-weight-complex="normal"/>
    </style:style>
    <style:style style:name="P68" style:family="paragraph" style:parent-style-name="Standard">
      <style:text-properties fo:font-weight="normal" officeooo:rsid="005d5709" officeooo:paragraph-rsid="005d5709" style:font-weight-asian="normal" style:font-weight-complex="normal"/>
    </style:style>
    <style:style style:name="P69" style:family="paragraph" style:parent-style-name="Standard">
      <style:text-properties fo:font-weight="normal" officeooo:rsid="005edb6a" officeooo:paragraph-rsid="005edb6a" style:font-weight-asian="normal" style:font-weight-complex="normal"/>
    </style:style>
    <style:style style:name="P70" style:family="paragraph" style:parent-style-name="Standard">
      <style:text-properties fo:font-weight="normal" officeooo:rsid="0060a945" officeooo:paragraph-rsid="0060a945" style:font-weight-asian="normal" style:font-weight-complex="normal"/>
    </style:style>
    <style:style style:name="P71" style:family="paragraph" style:parent-style-name="Standard">
      <style:text-properties fo:font-weight="normal" officeooo:rsid="0060a945" officeooo:paragraph-rsid="0060d5a6" style:font-weight-asian="normal" style:font-weight-complex="normal"/>
    </style:style>
    <style:style style:name="P72" style:family="paragraph" style:parent-style-name="Standard">
      <style:text-properties fo:font-weight="normal" officeooo:rsid="0060d5a6" officeooo:paragraph-rsid="0060d5a6" style:font-weight-asian="normal" style:font-weight-complex="normal"/>
    </style:style>
    <style:style style:name="P73" style:family="paragraph" style:parent-style-name="Standard">
      <style:text-properties fo:font-weight="normal" officeooo:rsid="00626b5e" officeooo:paragraph-rsid="00626b5e" style:font-weight-asian="normal" style:font-weight-complex="normal"/>
    </style:style>
    <style:style style:name="P74" style:family="paragraph" style:parent-style-name="Standard">
      <style:text-properties fo:font-weight="normal" officeooo:rsid="006640ee" officeooo:paragraph-rsid="006640ee" style:font-weight-asian="normal" style:font-weight-complex="normal"/>
    </style:style>
    <style:style style:name="P75" style:family="paragraph" style:parent-style-name="Standard">
      <style:text-properties fo:font-weight="normal" officeooo:rsid="0066504e" officeooo:paragraph-rsid="0066504e" style:font-weight-asian="normal" style:font-weight-complex="normal"/>
    </style:style>
    <style:style style:name="P76" style:family="paragraph" style:parent-style-name="Standard">
      <style:text-properties fo:font-weight="normal" officeooo:rsid="006a3e05" officeooo:paragraph-rsid="006a3e05" style:font-weight-asian="normal" style:font-weight-complex="normal"/>
    </style:style>
    <style:style style:name="P77" style:family="paragraph" style:parent-style-name="Standard">
      <style:text-properties fo:font-weight="normal" officeooo:rsid="006b6ade" officeooo:paragraph-rsid="006b6ade" style:font-weight-asian="normal" style:font-weight-complex="normal"/>
    </style:style>
    <style:style style:name="P78" style:family="paragraph" style:parent-style-name="Standard" style:list-style-name="L4">
      <style:text-properties officeooo:rsid="002fcc7a" officeooo:paragraph-rsid="00322a41"/>
    </style:style>
    <style:style style:name="P79" style:family="paragraph" style:parent-style-name="Standard" style:list-style-name="L4">
      <style:text-properties style:text-underline-style="solid" style:text-underline-width="auto" style:text-underline-color="font-color" fo:font-weight="bold" officeooo:rsid="00306eea" officeooo:paragraph-rsid="00322a41" style:font-weight-asian="bold" style:font-weight-complex="bold"/>
    </style:style>
    <style:style style:name="P80" style:family="paragraph" style:parent-style-name="Standard" style:list-style-name="L4">
      <style:text-properties style:text-underline-style="solid" style:text-underline-width="auto" style:text-underline-color="font-color" fo:font-weight="normal" officeooo:rsid="00306eea" officeooo:paragraph-rsid="0039418e" style:font-weight-asian="normal" style:font-weight-complex="normal"/>
    </style:style>
    <style:style style:name="P81" style:family="paragraph" style:parent-style-name="Standard" style:list-style-name="L4">
      <style:text-properties officeooo:rsid="00335bb0" officeooo:paragraph-rsid="00335bb0"/>
    </style:style>
    <style:style style:name="P82" style:family="paragraph" style:parent-style-name="Standard" style:list-style-name="L4">
      <style:text-properties fo:font-weight="bold" officeooo:rsid="0035fef6" officeooo:paragraph-rsid="0039418e" style:font-weight-asian="bold" style:font-weight-complex="bold"/>
    </style:style>
    <style:style style:name="P83" style:family="paragraph" style:parent-style-name="Standard">
      <style:text-properties fo:font-weight="bold" officeooo:rsid="0066504e" officeooo:paragraph-rsid="0066504e" style:font-weight-asian="bold" style:font-weight-complex="bold"/>
    </style:style>
    <style:style style:name="P84" style:family="paragraph" style:parent-style-name="Standard">
      <style:paragraph-properties fo:text-align="center" style:justify-single-word="false"/>
      <style:text-properties fo:font-size="16pt" fo:font-weight="bold" officeooo:rsid="0053280d" officeooo:paragraph-rsid="0056eb1c" style:font-size-asian="14pt" style:font-weight-asian="bold" style:font-size-complex="16pt" style:font-weight-complex="bold"/>
    </style:style>
    <style:style style:name="P85" style:family="paragraph" style:parent-style-name="Standard">
      <style:paragraph-properties fo:text-align="center" style:justify-single-word="false"/>
      <style:text-properties fo:font-size="16pt" fo:font-weight="bold" officeooo:rsid="005bc433" officeooo:paragraph-rsid="005bc433" style:font-size-asian="14pt" style:font-weight-asian="bold" style:font-size-complex="16pt" style:font-weight-complex="bold"/>
    </style:style>
    <style:style style:name="P8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5bc433" style:font-weight-asian="normal" style:font-weight-complex="normal"/>
    </style:style>
    <style:style style:name="P8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6b6ade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fbd9" style:font-weight-asian="normal" style:font-weight-complex="normal"/>
    </style:style>
    <style:style style:name="T3" style:family="text">
      <style:text-properties fo:font-weight="normal" officeooo:rsid="0019767c" style:font-weight-asian="normal" style:font-weight-complex="normal"/>
    </style:style>
    <style:style style:name="T4" style:family="text">
      <style:text-properties fo:font-weight="normal" officeooo:rsid="001af5e6" style:font-weight-asian="normal" style:font-weight-complex="normal"/>
    </style:style>
    <style:style style:name="T5" style:family="text">
      <style:text-properties fo:font-weight="normal" officeooo:rsid="00306eea" style:font-weight-asian="normal" style:font-weight-complex="normal"/>
    </style:style>
    <style:style style:name="T6" style:family="text">
      <style:text-properties fo:font-weight="normal" officeooo:rsid="00322a41" style:font-weight-asian="normal" style:font-weight-complex="normal"/>
    </style:style>
    <style:style style:name="T7" style:family="text">
      <style:text-properties fo:font-weight="normal" officeooo:rsid="0041cf0b" style:font-weight-asian="normal" style:font-weight-complex="normal"/>
    </style:style>
    <style:style style:name="T8" style:family="text">
      <style:text-properties fo:font-weight="normal" officeooo:rsid="00433296" style:font-weight-asian="normal" style:font-weight-complex="normal"/>
    </style:style>
    <style:style style:name="T9" style:family="text">
      <style:text-properties fo:font-weight="normal" officeooo:rsid="0057d05f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96c31" style:font-weight-asian="bold" style:font-weight-complex="bold"/>
    </style:style>
    <style:style style:name="T12" style:family="text">
      <style:text-properties fo:font-weight="bold" officeooo:rsid="00306eea" style:font-weight-asian="bold" style:font-weight-complex="bold"/>
    </style:style>
    <style:style style:name="T13" style:family="text">
      <style:text-properties fo:font-weight="bold" officeooo:rsid="0066e6e9" style:font-weight-asian="bold" style:font-weight-complex="bold"/>
    </style:style>
    <style:style style:name="T14" style:family="text">
      <style:text-properties officeooo:rsid="00163e15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officeooo:rsid="00306eea"/>
    </style:style>
    <style:style style:name="T18" style:family="text">
      <style:text-properties style:text-underline-style="solid" style:text-underline-width="auto" style:text-underline-color="font-color" officeooo:rsid="0039418e"/>
    </style:style>
    <style:style style:name="T19" style:family="text">
      <style:text-properties style:text-underline-style="solid" style:text-underline-width="auto" style:text-underline-color="font-color" officeooo:rsid="0066e6e9"/>
    </style:style>
    <style:style style:name="T20" style:family="text">
      <style:text-properties officeooo:rsid="0021f44e"/>
    </style:style>
    <style:style style:name="T21" style:family="text">
      <style:text-properties officeooo:rsid="0023b52e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2628bf"/>
    </style:style>
    <style:style style:name="T24" style:family="text">
      <style:text-properties officeooo:rsid="0027bf08"/>
    </style:style>
    <style:style style:name="T25" style:family="text">
      <style:text-properties officeooo:rsid="00296c31"/>
    </style:style>
    <style:style style:name="T26" style:family="text">
      <style:text-properties officeooo:rsid="003ec443"/>
    </style:style>
    <style:style style:name="T27" style:family="text">
      <style:text-properties officeooo:rsid="004c36e4"/>
    </style:style>
    <style:style style:name="T28" style:family="text">
      <style:text-properties officeooo:rsid="00502c66"/>
    </style:style>
    <style:style style:name="T29" style:family="text">
      <style:text-properties officeooo:rsid="00530b0c"/>
    </style:style>
    <style:style style:name="T30" style:family="text">
      <style:text-properties officeooo:rsid="00558acf"/>
    </style:style>
    <style:style style:name="T31" style:family="text">
      <style:text-properties officeooo:rsid="0055fef6"/>
    </style:style>
    <style:style style:name="T32" style:family="text">
      <style:text-properties officeooo:rsid="0057d05f"/>
    </style:style>
    <style:style style:name="T33" style:family="text">
      <style:text-properties officeooo:rsid="00596c0e"/>
    </style:style>
    <style:style style:name="T34" style:family="text">
      <style:text-properties officeooo:rsid="005b7df7"/>
    </style:style>
    <style:style style:name="T35" style:family="text">
      <style:text-properties officeooo:rsid="0060d5a6"/>
    </style:style>
    <style:style style:name="T36" style:family="text">
      <style:text-properties officeooo:rsid="0065b4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I / CD:</text:p>
      <text:p text:style-name="P1"/>
      <text:p text:style-name="P3"><text:span text:style-name="T15">CI / CD:</text:span><text:span text:style-name="T1"> <text:s text:c="2"/>Software development best practice. Stands for Continuous Integration, Continuous Delivery or Continuous Deployment.</text:span></text:p>
      <text:p text:style-name="P18"/>
      <text:p text:style-name="P4"><text:span text:style-name="T1">Make small changes and automate everything: </text:span><text:span text:style-name="T3">Require to make small, incremental code changes. We automate as much as possible, example: <text:s/>code integration, build, test and deploy</text:span><text:span text:style-name="T4">ment tasks.</text:span></text:p>
      <text:p text:style-name="P19"/>
      <text:p text:style-name="P19">And by doing that its possible to make code releases on a regular basis adding new features to the app/website and fixing bugs as well.</text:p>
      <text:p text:style-name="P19"/>
      <text:p text:style-name="P20">Modern companies like Google, Facebook, Netflix, AWS, etc pioneered this approach to releasing code, successfully applying thousands of changes per day without impacting the production systems.</text:p>
      <text:p text:style-name="P20"/>
      <text:p text:style-name="P20">By doing that they are able to bring to the market brand new features and services enabling these companies to became a very successful market leaders.</text:p>
      <text:p text:style-name="P3"/>
      <text:p text:style-name="P2"><text:span text:style-name="T15">Continuous Integration:</text:span><text:span text:style-name="T1"> </text:span><text:span text:style-name="T2">Integrating or merging the code changes frequently, at least one per day.</text:span></text:p>
      <text:p text:style-name="P1"/>
      <text:p text:style-name="P11"><text:span text:style-name="T16">Continuous Delivery</text:span><text:span text:style-name="T15">:</text:span> Automating the build, test and deployment functions. Managed by humans.</text:p>
      <text:p text:style-name="P1"/>
      <text:p text:style-name="P11"><text:span text:style-name="T16">Continuous Deployment:</text:span> <text:span text:style-name="T14">Fully automated release process. The code is deployed to Staging or Production as soon as it has successfully passed through the release pipeline.</text:span></text:p>
      <text:p text:style-name="P1"/>
      <text:p text:style-name="P1"/>
      <text:p text:style-name="P5">Benefits of the CI/CD Approach:</text:p>
      <text:list xml:id="list2022381598" text:style-name="L1">
        <text:list-item>
          <text:p text:style-name="P53">Automating is Good: Fast, repeatable, scalable, enables rapid deployment.</text:p>
          <text:p text:style-name="P53"/>
        </text:list-item>
        <text:list-item>
          <text:p text:style-name="P53">Manual is Bad: Slow, error prone, inconsistent, unscalable, complex.</text:p>
          <text:p text:style-name="P53"/>
        </text:list-item>
        <text:list-item>
          <text:p text:style-name="P54">Small changes: <text:s/>Test each code change and catch bugs while they are small and simple to fix.</text:p>
        </text:list-item>
      </text:list>
      <text:p text:style-name="P1"/>
      <text:p text:style-name="P1"/>
      <text:p text:style-name="P6">Example <text:span text:style-name="T15">Continuous Integration</text:span><text:span text:style-name="T22"> </text:span><text:span text:style-name="T23">W</text:span>orkflow:</text:p>
      <text:p text:style-name="P6"/>
      <text:list xml:id="list626563859" text:style-name="L2">
        <text:list-item>
          <text:p text:style-name="P55"><text:span text:style-name="T15">Shared Code Repository:</text:span> Multiple developers contributing to a shared code repo like git. Frequently merging or <text:span text:style-name="T10">Integrating</text:span> code updates, <text:span text:style-name="T20">typically on a daily basis.</text:span></text:p>
          <text:p text:style-name="P55"/>
        </text:list-item>
        <text:list-item>
          <text:p text:style-name="P56"><text:span text:style-name="T15">Automated Build stage:</text:span> When changes appear in the code repo this triggers an automated build of the new code.</text:p>
          <text:p text:style-name="P56"/>
        </text:list-item>
        <text:list-item>
          <text:p text:style-name="P57"><text:span text:style-name="T15">Automated Test step:</text:span> <text:span text:style-name="T21">Run automated tests to check the code locally before it is commited into the master code repo.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Example <text:span text:style-name="T15">Continuous Delivery &amp; Continuous Deployment</text:span> Workflow:</text:p>
      <text:p text:style-name="P1"/>
      <text:list xml:id="list1518288965" text:style-name="L3">
        <text:list-item>
          <text:p text:style-name="P58"><text:span text:style-name="T15">Code is Merged: </text:span>After successful tests, the code gets merged to the master repo.</text:p>
          <text:p text:style-name="P58"/>
        </text:list-item>
        <text:list-item>
          <text:p text:style-name="P58"><text:span text:style-name="T15">Prepared for Deployment:</text:span> <text:span text:style-name="T24">Code is built, tested and packaged for deployment.</text:span></text:p>
          <text:p text:style-name="P59"/>
        </text:list-item>
        <text:list-item>
          <text:p text:style-name="P59"><text:span text:style-name="T15">Manual Decision</text:span>: Humans may b<text:span text:style-name="T26">e</text:span> involved in the decision to deploy the code. This is know as <text:span text:style-name="T10">Continuous Delivery.</text:span></text:p>
          <text:p text:style-name="P59"/>
        </text:list-item>
        <text:list-item>
          <text:p text:style-name="P59"><text:span text:style-name="T15">Or Fully Automated:</text:span> <text:span text:style-name="T25">The system automatically deploys the new code as soon as it has been prepared for deployment. This is known as </text:span><text:span text:style-name="T11">Continuous Deployment.</text:span></text:p>
        </text:list-item>
      </text:list>
      <text:p text:style-name="P45"/>
      <text:p text:style-name="P45"/>
      <text:p text:style-name="P13">Udemy Course: </text:p>
      <text:p text:style-name="P21"/>
      <text:p text:style-name="P12"><text:a xlink:type="simple" xlink:href="https://www.udemy.com/course/valaxy-devops/learn/" text:style-name="Internet_20_link" text:visited-style-name="Visited_20_Internet_20_Link"><text:span text:style-name="T1">https://www.udemy.com/course/valaxy-devops/learn/</text:span></text:a></text:p>
      <text:p text:style-name="P21"><draw:frame draw:style-name="fr1" draw:name="Image1" text:anchor-type="paragraph" svg:x="0.025cm" svg:y="0.383cm" svg:width="17cm" svg:height="7.459cm" draw:z-index="0"><draw:image xlink:href="Pictures/100002010000070F00000319F53A66DEF20B1340.png" xlink:type="simple" xlink:show="embed" xlink:actuate="onLoad" loext:mime-type="image/png"/></draw:frame></text:p>
      <text:p text:style-name="P21"/>
      <text:p text:style-name="P8">CI/CD (delivery and depoyment):</text:p>
      <text:p text:style-name="P21"><draw:frame draw:style-name="fr1" draw:name="Image2" text:anchor-type="paragraph" svg:x="-1.081cm" svg:y="0.335cm" svg:width="19.397cm" svg:height="4.14cm" draw:z-index="1"><draw:image xlink:href="Pictures/100002010000069B00000169A040AA7612B31AE2.png" xlink:type="simple" xlink:show="embed" xlink:actuate="onLoad" loext:mime-type="image/png"/></draw:frame></text:p>
      <text:p text:style-name="P9"><text:tab/><text:span text:style-name="T15">Continuous Integration:</text:span></text:p>
      <text:list xml:id="list822090799" text:style-name="L4">
        <text:list-item>
          <text:p text:style-name="P60">Developers push the code to the scm (source code management system, git in this example)</text:p>
          <text:p text:style-name="P60"/>
        </text:list-item>
        <text:list-item>
          <text:p text:style-name="P78"><text:span text:style-name="T1">Once the code is in the scm </text:span><text:span text:style-name="T5">the CI tool, jenkins in this example, could be able to identify and pull the code automatically and run </text:span><text:span text:style-name="T12">Build and Unit Tests.</text:span><text:span text:style-name="T5"> </text:span><text:span text:style-name="T6">At the end of the Continuous integration process we will have an Artifact. </text:span></text:p>
          <text:p text:style-name="P79"><text:soft-page-break/>Continuous Delivery:</text:p>
        </text:list-item>
        <text:list-item>
          <text:p text:style-name="P81"><text:span text:style-name="T5">D</text:span><text:span text:style-name="T1">eploying this Artifact to the Target environment Staging environment we call this Continuous Delivery.</text:span></text:p>
          <text:p text:style-name="P61"/>
        </text:list-item>
        <text:list-item>
          <text:p text:style-name="P62">In Staging run integration, load, performance and other tests.</text:p>
          <text:p text:style-name="P62"/>
        </text:list-item>
        <text:list-item>
          <text:p text:style-name="P63">Once the tests looks fine the human intervention decides to deploys it to the Production environment or not.</text:p>
          <text:p text:style-name="P80"/>
          <text:p text:style-name="P82"><text:span text:style-name="T17">Continuous De</text:span><text:span text:style-name="T18">ployment</text:span><text:span text:style-name="T17">:</text:span></text:p>
        </text:list-item>
        <text:list-item>
          <text:p text:style-name="P64">In Continuous Deployment once all the tests on Staging are ok is deployed automatically to Prod without human intervention.</text:p>
        </text:list-item>
      </text:list>
      <text:p text:style-name="P21"/>
      <text:p text:style-name="P46"><draw:frame draw:style-name="fr1" draw:name="Image3" text:anchor-type="paragraph" svg:x="-0.457cm" svg:y="0.457cm" svg:width="18.106cm" svg:height="9.645cm" draw:z-index="2"><draw:image xlink:href="Pictures/100002010000070A000003C00CB05EDA1ED0D31C.png" xlink:type="simple" xlink:show="embed" xlink:actuate="onLoad" loext:mime-type="image/png"/></draw:frame></text:p>
      <text:p text:style-name="P47"/>
      <text:p text:style-name="P22"/>
      <text:p text:style-name="P14">Install Jenkins</text:p>
      <text:p text:style-name="P41"><text:a xlink:type="simple" xlink:href="https://github.com/yankils/Simple-DevOps-Project/blob/master/Jenkins/Jenkins_Installation.MD" text:style-name="Internet_20_link" text:visited-style-name="Visited_20_Internet_20_Link"><text:span text:style-name="T7">Installation process</text:span></text:a></text:p>
      <text:p text:style-name="P41"><text:a xlink:type="simple" xlink:href="http://abhijitkakade.com/2019/06/how-to-reset-jenkins-admin-users-password/" text:style-name="Internet_20_link" text:visited-style-name="Visited_20_Internet_20_Link"><text:span text:style-name="T8">Reset Jenkins Admin password</text:span></text:a></text:p>
      <text:p text:style-name="P21"/>
      <text:p text:style-name="P23">Create an Amazon Linux free tier EC2 instance. Create a Security Group opening the port 8080 to the world.</text:p>
      <text:p text:style-name="P23"/>
      <text:p text:style-name="P24">Install java: <text:tab/>yum install java-1.8* </text:p>
      <text:p text:style-name="P24">and add the path into the bash profile: <text:s text:c="2"/>find /usr/lib/jvm/java-1.8* | head -n 3<text:tab/></text:p>
      <text:p text:style-name="P21"><text:tab/></text:p>
      <text:p text:style-name="P25">Install and start jenkins</text:p>
      <text:p text:style-name="P21"/>
      <text:p text:style-name="P26">Get into it <text:a xlink:type="simple" xlink:href="http://34.240.125.165:8080/" text:style-name="Internet_20_link" text:visited-style-name="Visited_20_Internet_20_Link">http://34.240.125.165:8080</text:a> <text:s/>→ take the correct ip from aws console</text:p>
      <text:p text:style-name="P26"/>
      <text:p text:style-name="P26">Don’t install any suggested pluggins yet, skip this step closing the tab.</text:p>
      <text:p text:style-name="P27"><text:soft-page-break/>Change the password in Admin user -- Configure -- change the pass. Keep it in a safe place, don’t lose it -- apply and save. Will kick you out from the app, refresh the page.</text:p>
      <text:p text:style-name="P21"/>
      <text:p text:style-name="P28">Set up java home path: <text:span text:style-name="T27">Manage jenkins - Global Tool Configuration - Add JDK - JAVA_HOME - /usr/lib/jvm/java-1.8.0-openjdk-1.8.0.265.b01-1.amzn2.0.1.x86_64</text:span></text:p>
      <text:p text:style-name="P28"/>
      <text:p text:style-name="P29">apply and save.</text:p>
      <text:p text:style-name="P29"/>
      <text:p text:style-name="P48"/>
      <text:p text:style-name="P49"/>
      <text:p text:style-name="P30"/>
      <text:p text:style-name="P15">Run <text:span text:style-name="T29">First </text:span>Jenkins Job:</text:p>
      <text:p text:style-name="P21"/>
      <text:p text:style-name="P31">New Item -- My_First_Job -- select free stile project, <text:span text:style-name="T28">Ok -- Add description -- Build: Execute Shell -- Command: echo “Welcome to DevOps Project” apply &amp; save</text:span></text:p>
      <text:p text:style-name="P31"/>
      <text:p text:style-name="P32">Run the job: Build Now</text:p>
      <text:p text:style-name="P32"/>
      <text:p text:style-name="P50"/>
      <text:p text:style-name="P51"/>
      <text:p text:style-name="P33"/>
      <text:p text:style-name="P16">Install &amp; setup Git:</text:p>
      <text:p text:style-name="P21"/>
      <text:p text:style-name="P35">In the server: <text:s/>yum install git -y </text:p>
      <text:p text:style-name="P21"/>
      <text:p text:style-name="P36">In jenkins, install the pluggins: Manaje Jenkins -- Manage Plugins -- <text:span text:style-name="T30">Available -- search: github --</text:span></text:p>
      <text:p text:style-name="P37">tick GitHub and Install without restart. <text:span text:style-name="T31">Will install all the dependencies, git among them.</text:span></text:p>
      <text:p text:style-name="P37"/>
      <text:p text:style-name="P38">Set up git: Manage Jenkins -- Global Tool Configuration -- Git -- Name: github -- Path to Git executable: <text:s/>/usr/bin/git -- apply &amp; save </text:p>
      <text:p text:style-name="P21"/>
      <text:p text:style-name="P21"/>
      <text:p text:style-name="P52"/>
      <text:p text:style-name="P52"/>
      <text:p text:style-name="P34"/>
      <text:p text:style-name="P17">Setup Maven:</text:p>
      <text:p text:style-name="P34"/>
      <text:p text:style-name="P39"><text:a xlink:type="simple" xlink:href="https://github.com/yankils/Simple-DevOps-Project/blob/master/Jenkins/maven_install.MD" text:style-name="Internet_20_link" text:visited-style-name="Visited_20_Internet_20_Link">Install maven</text:a></text:p>
      <text:p text:style-name="P34"/>
      <text:p text:style-name="P42"><text:span text:style-name="T9">Follow the instructions. Check in the </text:span><text:a xlink:type="simple" xlink:href="https://maven.apache.org/download.cgi" text:style-name="Internet_20_link" text:visited-style-name="Visited_20_Internet_20_Link"><text:span text:style-name="T9">maven website</text:span></text:a> <text:span text:style-name="T32">the last version of maven, currently 3.6.3</text:span></text:p>
      <text:p text:style-name="P42"/>
      <text:p text:style-name="P43">Then install the plugins on jenkins, <text:span text:style-name="T33">go to plugin manager like with git. Search for maven.</text:span></text:p>
      <text:p text:style-name="P43"/>
      <text:p text:style-name="P44">Tick Maven Integration, Maven Invoker -- install without restart.</text:p>
      <text:p text:style-name="P34"/>
      <text:p text:style-name="P40">Set up maven path. Manage Jenkins -- Global Tool Configuration -- <text:span text:style-name="T34">Add Maven -- untick install automatically -- Name: M2_HOME , Maven_HOME: <text:s/>/opt/maven/apache-maven-3.6.3 -- apply &amp; save.</text:span></text:p>
      <text:p text:style-name="P40"/>
      <text:p text:style-name="P40"/>
      <text:p text:style-name="P34"><text:soft-page-break/></text:p>
      <text:p text:style-name="P86"/>
      <text:p text:style-name="P86"/>
      <text:p text:style-name="P65"/>
      <text:p text:style-name="P85">Create Maven Job:</text:p>
      <text:p text:style-name="P34"/>
      <text:p text:style-name="P68">In jenkins - New Item - name it: My_First_Maven_Build - Select maven project and OK - </text:p>
      <text:p text:style-name="P68"/>
      <text:p text:style-name="P68">Description: First Maven Build - Source Code Management, tick Git and add the repo url: <text:a xlink:type="simple" xlink:href="https://github.com/yankils/hello-world.git" text:style-name="Internet_20_link" text:visited-style-name="Visited_20_Internet_20_Link">https://github.com/yankils/hello-world.git</text:a> ,it is a public repo so is not necessary to provide credentials. </text:p>
      <text:p text:style-name="P68"/>
      <text:p text:style-name="P69">Leave the <text:s/>*/master branch as the repo is the one that is using.</text:p>
      <text:p text:style-name="P34"/>
      <text:p text:style-name="P70">Build - Root POM: pom.xml, the repo have to have it in the master branch</text:p>
      <text:p text:style-name="P71">Goals and options: clean install package <text:s/>→ we will use these 3 but <text:s/>there are many more, <text:span text:style-name="T35">like:</text:span></text:p>
      <text:p text:style-name="P72">clean test -DpathToMySuiteFile_1=sanity.xml </text:p>
      <text:p text:style-name="P34"/>
      <text:p text:style-name="P73">Apply &amp; save - <text:span text:style-name="T36">Build Now.</text:span></text:p>
      <text:p text:style-name="P34"/>
      <text:p text:style-name="P83">Workspace Directory:</text:p>
      <text:p text:style-name="P74">You can check the folder workspace which is where jenkins copies the code there. You will see there all the content that is in the master branch of the repo.</text:p>
      <text:p text:style-name="P34"/>
      <text:p text:style-name="P75"><text:span text:style-name="T19">The outcome of the build is stored in</text:span>: Workspace - webapp - target - <text:span text:style-name="T13">webapp.war</text:span></text:p>
      <text:p text:style-name="P34"/>
      <text:p text:style-name="P76">You can see the same via CLI: <text:s/>Go to /var/lib/jenkins/workspace/ <text:s/>you will see all the jobs there.</text:p>
      <text:p text:style-name="P76"/>
      <text:p text:style-name="P76">Full path: <text:s/>/var/lib/jenkins/workspace/My_First_Maven_Build/webapp/target/webapp.war</text:p>
      <text:p text:style-name="P76"/>
      <text:p text:style-name="P77">Maven is creating this .war file.</text:p>
      <text:p text:style-name="P77"/>
      <text:p text:style-name="P77">We will need a target environment to host webapp.war. We will need to set up a tomcat server to host this .war.</text:p>
      <text:p text:style-name="P77"/>
      <text:p text:style-name="P87"/>
      <text:p text:style-name="P87"/>
      <text:p text:style-name="P67"/>
      <text:p text:style-name="P84">Tomcat Server setup: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SFMono-Regular" svg:font-family="SFMono-Regular, Consolas, 'Liberation Mono', Menlo, monospace"/>
    <style:font-face style:name="sf pro text" svg:font-family="'sf pro text', apple-system, BlinkMacSystemFont, Roboto, 'segoe ui'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18:08:14.368649464</meta:creation-date>
    <dc:date>2020-12-19T20:56:52.296357206</dc:date>
    <meta:editing-duration>PT3H39M22S</meta:editing-duration>
    <meta:editing-cycles>81</meta:editing-cycles>
    <meta:generator>LibreOffice/6.0.7.3$Linux_X86_64 LibreOffice_project/00m0$Build-3</meta:generator>
    <meta:document-statistic meta:table-count="0" meta:image-count="3" meta:object-count="0" meta:page-count="6" meta:paragraph-count="79" meta:word-count="1008" meta:character-count="6289" meta:non-whitespace-character-count="5347"/>
  </office:meta>
</office:document-meta>
</file>